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5.371cm" presentation:class="title" presentation:user-transformed="true">
          <draw:text-box>
            <text:p>Укорачиватель ссылок</text:p>
          </draw:text-box>
        </draw:frame>
        <draw:frame presentation:style-name="pr2" draw:text-style-name="P2" draw:layer="layout" svg:width="25.199cm" svg:height="9.134cm" svg:x="0.801cm" svg:y="6cm" presentation:class="subtitle" presentation:user-transformed="true">
          <draw:text-box>
            <text:p text:style-name="P1">Проект по Flask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Идея проекта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Создать «укорачиватель» ссылок, который из длинных URL создает короткие URL, которые удобно вписывать в поисковую строку вручную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Введение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При передаче сайту длинный URL создается уникальный ключ, от которого с помощью библиотеки hashids создается токен. Этот токен будет основой короткой ссылки.</text:p>
              </text:list-item>
              <text:list-item>
                <text:p>Все данные сохраняются в базу данных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Введение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3">
              <text:list-item>
                <text:p>При попытке пользователя перейти по короткой ссылке сайт обращается к базе данных, и если срок действия ссылки не закончился, то перенаправляет пользователя на нужный ему сайт</text:p>
              </text:list-item>
              <text:list-item>
                <text:p>Благодаря библиотеки hashids можно создать около 5 млн. уникальных токенов длинной 5 символов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База данных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У базы данных есть несколько столбцов:</text:p>
              </text:list-header>
              <text:list-item>
                <text:p>Id</text:p>
              </text:list-item>
              <text:list-item>
                <text:p>Key(ключ)</text:p>
              </text:list-item>
              <text:list-item>
                <text:p>Token(токен)</text:p>
              </text:list-item>
              <text:list-item>
                <text:p>long_url(длинный URL)</text:p>
              </text:list-item>
              <text:list-item>
                <text:p>created_data(время создания)</text:p>
              </text:list-item>
              <text:list-item>
                <text:p>reply_at(время «смерти»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6T16:57:08.970000000</meta:creation-date>
    <dc:date>2021-04-26T17:48:33.994000000</dc:date>
    <meta:editing-duration>PT7M41S</meta:editing-duration>
    <meta:editing-cycles>1</meta:editing-cycles>
    <meta:document-statistic meta:object-count="41"/>
    <meta:generator>LibreOffice/7.1.2.2$Windows_X86_64 LibreOffice_project/8a45595d069ef5570103caea1b71cc9d82b2aae4</meta:generator>
  </office:meta>
</office:document-meta>
</file>